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3.5988in" svg:y="0.272in">
            <draw:object draw:notify-on-update-of-ranges="Sheet1.A3:Sheet1.A9 Sheet1.B2:Sheet1.B2 Sheet1.B3:Sheet1.B9 Sheet1.C2:Sheet1.C2 Sheet1.C3:Sheet1.C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2.8835in" svg:y="4.0575in">
            <draw:object draw:notify-on-update-of-ranges="Sheet1.A28:Sheet1.A33 Sheet1.B27:Sheet1.B27 Sheet1.B28:Sheet1.B3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es</text:p>
          </table:table-cell>
          <table:table-cell office:value-type="string" calcext:value-type="string">
            <text:p>5 Cores</text:p>
          </table:table-cell>
          <table:table-cell office:value-type="string" calcext:value-type="string">
            <text:p>10 Co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4.045764" calcext:value-type="float">
            <text:p>4.045764</text:p>
          </table:table-cell>
          <table:table-cell office:value-type="float" office:value="4.407255" calcext:value-type="float">
            <text:p>4.4072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7866" calcext:value-type="float">
            <text:p>2.97866</text:p>
          </table:table-cell>
          <table:table-cell office:value-type="float" office:value="3.432133" calcext:value-type="float">
            <text:p>3.4321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33019" calcext:value-type="float">
            <text:p>1.733019</text:p>
          </table:table-cell>
          <table:table-cell office:value-type="float" office:value="2.100654" calcext:value-type="float">
            <text:p>2.1006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724782" calcext:value-type="float">
            <text:p>1.724782</text:p>
          </table:table-cell>
          <table:table-cell office:value-type="float" office:value="1.418506" calcext:value-type="float">
            <text:p>1.4185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655004" calcext:value-type="float">
            <text:p>1.655004</text:p>
          </table:table-cell>
          <table:table-cell office:value-type="float" office:value="1.21859" calcext:value-type="float">
            <text:p>1.218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775499" calcext:value-type="float">
            <text:p>1.775499</text:p>
          </table:table-cell>
          <table:table-cell office:value-type="float" office:value="1.09481" calcext:value-type="float">
            <text:p>1.094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85887" calcext:value-type="float">
            <text:p>1.585887</text:p>
          </table:table-cell>
          <table:table-cell office:value-type="float" office:value="1.332703" calcext:value-type="float">
            <text:p>1.332703</text:p>
          </table:table-cell>
        </table:table-row>
        <table:table-row table:style-name="ro1" table:number-rows-repeated="16">
          <table:table-cell table:number-columns-repeated="3"/>
        </table:table-row>
        <table:table-row table:style-name="ro1">
          <table:table-cell office:value-type="string" calcext:value-type="string">
            <text:p>P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5000 Step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208597" calcext:value-type="float">
            <text:p>8.20859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164733" calcext:value-type="float">
            <text:p>5.1647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098214" calcext:value-type="float">
            <text:p>2.09821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43548" calcext:value-type="float">
            <text:p>2.74354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22439" calcext:value-type="float">
            <text:p>1.12243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89956" calcext:value-type="float">
            <text:p>2.899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22:54:07.674393508</meta:creation-date>
    <dc:date>2016-11-15T00:06:08.458340237</dc:date>
    <meta:editing-duration>PT25M31S</meta:editing-duration>
    <meta:editing-cycles>2</meta:editing-cycles>
    <meta:generator>LibreOffice/4.2.8.2$Linux_x86 LibreOffice_project/420m0$Build-2</meta:generator>
    <meta:document-statistic meta:table-count="1" meta:cell-count="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91cm" svg:y="0.316cm" chart:style-name="ch2">
          <text:p>Problem 1</text:p>
        </chart:title>
        <chart:legend chart:legend-position="end" svg:x="13.278cm" svg:y="3.954cm" style:legend-expansion="high" chart:style-name="ch3"/>
        <chart:plot-area chart:style-name="ch4" table:cell-range-address="Sheet1.A2:Sheet1.C9" chart:data-source-has-labels="both" svg:x="1.33cm" svg:y="1.301cm" svg:width="11.629cm" svg:height="6.543cm">
          <chartooo:coordinate-region svg:x="2.057cm" svg:y="1.501cm" svg:width="10.715cm" svg:height="5.696cm"/>
          <chart:axis chart:dimension="x" chart:name="primary-x" chart:style-name="ch5" chartooo:axis-type="auto">
            <chartooo:date-scale/>
            <chart:title svg:x="5.539cm" svg:y="8.024cm" chart:style-name="ch6">
              <text:p>Number of Processes</text:p>
            </chart:title>
            <chart:categories table:cell-range-address="Sheet1.A3:Sheet1.A9"/>
          </chart:axis>
          <chart:axis chart:dimension="y" chart:name="primary-y" chart:style-name="ch5">
            <chart:title svg:x="0.451cm" svg:y="5.595cm" chart:style-name="ch7">
              <text:p>Total Time (s) </text:p>
            </chart:title>
            <chart:grid chart:style-name="ch8" chart:class="major"/>
          </chart:axis>
          <chart:series chart:style-name="ch9" chart:values-cell-range-address="Sheet1.B3:Sheet1.B9" chart:label-cell-address="Sheet1.B2:Sheet1.B2" chart:class="chart:line">
            <chart:data-point chart:repeated="7"/>
          </chart:series>
          <chart:series chart:style-name="ch10" chart:values-cell-range-address="Sheet1.C3:Sheet1.C9" chart:label-cell-address="Sheet1.C2:Sheet1.C2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Cores</text:p>
                <draw:g>
                  <svg:desc>Sheet1.B2:Sheet1.B2</svg:desc>
                </draw:g>
              </table:table-cell>
              <table:table-cell office:value-type="string">
                <text:p>10 Cores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9</svg:desc>
                </draw:g>
              </table:table-cell>
              <table:table-cell office:value-type="float" office:value="4.045764">
                <text:p>4.045764</text:p>
                <draw:g>
                  <svg:desc>Sheet1.B3:Sheet1.B9</svg:desc>
                </draw:g>
              </table:table-cell>
              <table:table-cell office:value-type="float" office:value="4.407255">
                <text:p>4.407255</text:p>
                <draw:g>
                  <svg:desc>Sheet1.C3:Sheet1.C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97866">
                <text:p>2.97866</text:p>
              </table:table-cell>
              <table:table-cell office:value-type="float" office:value="3.432133">
                <text:p>3.4321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733019">
                <text:p>1.733019</text:p>
              </table:table-cell>
              <table:table-cell office:value-type="float" office:value="2.100654">
                <text:p>2.10065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24782">
                <text:p>1.724782</text:p>
              </table:table-cell>
              <table:table-cell office:value-type="float" office:value="1.418506">
                <text:p>1.41850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655004">
                <text:p>1.655004</text:p>
              </table:table-cell>
              <table:table-cell office:value-type="float" office:value="1.21859">
                <text:p>1.2185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75499">
                <text:p>1.775499</text:p>
              </table:table-cell>
              <table:table-cell office:value-type="float" office:value="1.09481">
                <text:p>1.0948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585887">
                <text:p>1.585887</text:p>
              </table:table-cell>
              <table:table-cell office:value-type="float" office:value="1.332703">
                <text:p>1.3327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91cm" svg:y="0.316cm" chart:style-name="ch2">
          <text:p>Problem 2</text:p>
        </chart:title>
        <chart:legend chart:legend-position="end" svg:x="12.908cm" svg:y="4.203cm" style:legend-expansion="high" chart:style-name="ch3"/>
        <chart:plot-area chart:style-name="ch4" table:cell-range-address="Sheet1.A27:Sheet1.B33" chart:data-source-has-labels="both" svg:x="1.33cm" svg:y="1.301cm" svg:width="11.259cm" svg:height="6.543cm">
          <chartooo:coordinate-region svg:x="1.766cm" svg:y="1.501cm" svg:width="10.636cm" svg:height="5.696cm"/>
          <chart:axis chart:dimension="x" chart:name="primary-x" chart:style-name="ch5" chartooo:axis-type="auto">
            <chartooo:date-scale/>
            <chart:title svg:x="5.671cm" svg:y="8.024cm" chart:style-name="ch6">
              <text:p>Number of Cores</text:p>
            </chart:title>
            <chart:categories table:cell-range-address="Sheet1.A28:Sheet1.A33"/>
          </chart:axis>
          <chart:axis chart:dimension="y" chart:name="primary-y" chart:style-name="ch5">
            <chart:title svg:x="0.451cm" svg:y="5.555cm" chart:style-name="ch7">
              <text:p>Total Time (s)</text:p>
            </chart:title>
            <chart:grid chart:style-name="ch8" chart:class="major"/>
          </chart:axis>
          <chart:series chart:style-name="ch9" chart:values-cell-range-address="Sheet1.B28:Sheet1.B33" chart:label-cell-address="Sheet1.B27:Sheet1.B27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0 Steps</text:p>
                <draw:g>
                  <svg:desc>Sheet1.B27:Sheet1.B2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8:Sheet1.A33</svg:desc>
                </draw:g>
              </table:table-cell>
              <table:table-cell office:value-type="float" office:value="8.208597">
                <text:p>8.208597</text:p>
                <draw:g>
                  <svg:desc>Sheet1.B28:Sheet1.B3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.164733">
                <text:p>5.1647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098214">
                <text:p>2.09821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743548">
                <text:p>2.74354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122439">
                <text:p>1.1224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89956">
                <text:p>2.899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